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ffaa95"/>
    </style:style>
    <style:style style:name="ce7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1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1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Niter</text:p>
          </table:table-cell>
          <table:table-cell table:style-name="ce1" office:value-type="string" calcext:value-type="string">
            <text:p>Nepochs</text:p>
          </table:table-cell>
          <table:table-cell table:style-name="ce1" office:value-type="string" calcext:value-type="string">
            <text:p>execution. Time [s]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#Minibatches</text:p>
          </table:table-cell>
          <table:table-cell table:style-name="ce1" table:number-columns-repeated="16376"/>
        </table:table-row>
        <table:table-row table:style-name="ro1">
          <table:table-cell table:style-name="ce2" office:value-type="string" calcext:value-type="string">
            <text:p>plain γ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GD OLS</text:p>
          </table:table-cell>
          <table:table-cell table:style-name="ce7" office:value-type="float" office:value="0.00000359969869" calcext:value-type="float">
            <text:p>3.60E-06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7" office:value-type="float" office:value="0.0000307559967041016" calcext:value-type="float">
            <text:p>3.08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nv(H)</text:p>
          </table:table-cell>
          <table:table-cell table:style-name="ce8" office:value-type="float" office:value="0.00000352962415" calcext:value-type="float">
            <text:p>3.53E-06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0.0000307559967041016" calcext:value-type="float">
            <text:p>3.08E-05</text:p>
          </table:table-cell>
          <table:table-cell table:style-name="ce3" office:value-type="string" calcext:value-type="string">
            <text:p>Default method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GD Ridge</text:p>
          </table:table-cell>
          <table:table-cell table:style-name="ce9" office:value-type="float" office:value="0.00000410520809143542" calcext:value-type="float">
            <text:p>4.11E-06</text:p>
          </table:table-cell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257492065429688" calcext:value-type="float">
            <text:p>2.57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faster, so if we settled on one pair (λ, γ) it’ll take shorter time than GD OLS. Yet because of the second loop t takes a lot more, hence the fewer iterations.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GD-m OLS</text:p>
          </table:table-cell>
          <table:table-cell table:style-name="ce9" office:value-type="float" office:value="0.00000347489183" calcext:value-type="float">
            <text:p>3.47E-06</text:p>
          </table:table-cell>
          <table:table-cell office:value-type="float" office:value="1000000" calcext:value-type="float">
            <text:p>10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643730163574219" calcext:value-type="float">
            <text:p>6.44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(surprising it takes longer that regular one??)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GD-m Ridge</text:p>
          </table:table-cell>
          <table:table-cell table:style-name="ce9" office:value-type="float" office:value="0.00000355065716249876" calcext:value-type="float">
            <text:p>3.55E-06</text:p>
          </table:table-cell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283718109130859" calcext:value-type="float">
            <text:p>2.84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this is faster than plain, thoug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<text:span text:style-name="T1">exponanetial γ tuning</text:span> 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SGD OLS</text:p>
          </table:table-cell>
          <table:table-cell table:style-name="ce10" office:value-type="float" office:value="0.00000518794825461366" calcext:value-type="float">
            <text:p>5.18794825461366E-06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table:style-name="ce9" office:value-type="float" office:value="0.0000402927398681641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too erratic</text:p>
          </table:table-cell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GD Ridge</text:p>
          </table:table-cell>
          <table:table-cell table:style-name="ce7" office:value-type="float" office:value="0.0000583946183096311" calcext:value-type="float">
            <text:p>5.84E-05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14712524414063" calcext:value-type="float">
            <text:p>3.1471252441406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GD-m OLS</text:p>
          </table:table-cell>
          <table:table-cell table:style-name="ce9" office:value-type="float" office:value="0.0000112600531110207" calcext:value-type="float">
            <text:p>1.13E-05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10" office:value-type="float" office:value="0.0000283718109130859" calcext:value-type="float">
            <text:p>2.83718109130859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GD-m Ridge</text:p>
          </table:table-cell>
          <table:table-cell table:style-name="ce10" office:value-type="float" office:value="0.000101843404433012" calcext:value-type="float">
            <text:p>0.00010184340443301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10" office:value-type="float" office:value="0.0000474452972412109" calcext:value-type="float">
            <text:p>4.74452972412109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3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dagrad </text:p>
          </table:table-cell>
          <table:table-cell table:style-name="ce2" table:number-columns-repeated="16383"/>
        </table:table-row>
        <table:table-row table:style-name="ro1">
          <table:table-cell table:style-name="ce6" office:value-type="string" calcext:value-type="string">
            <text:p>GD OLS</text:p>
          </table:table-cell>
          <table:table-cell table:style-name="ce10" office:value-type="float" office:value="0.00000458199344" calcext:value-type="float">
            <text:p>0.0000045819934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98023223876953" calcext:value-type="float">
            <text:p>2.98023223876953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GD Ridge</text:p>
          </table:table-cell>
          <table:table-cell table:style-name="ce10" office:value-type="float" office:value="0.00000447968619211819" calcext:value-type="float">
            <text:p>4.47968619211819E-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74181365966797" calcext:value-type="float">
            <text:p>2.74181365966797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D-m OLS</text:p>
          </table:table-cell>
          <table:table-cell table:style-name="ce10" office:value-type="float" office:value="0.00000458686879" calcext:value-type="float">
            <text:p>0.0000045868687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6702880859375" calcext:value-type="float">
            <text:p>2.6702880859375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D-m Ridge</text:p>
          </table:table-cell>
          <table:table-cell table:style-name="ce10" office:value-type="float" office:value="0.00000456820371134743" calcext:value-type="float">
            <text:p>4.56820371134743E-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69412994384766" calcext:value-type="float">
            <text:p>2.69412994384766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VERY similar MSE to the OLS one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GD OLS</text:p>
          </table:table-cell>
          <table:table-cell table:style-name="ce10" office:value-type="float" office:value="0.0000048035770661088" calcext:value-type="float">
            <text:p>4.8035770661088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298023223876953" calcext:value-type="float">
            <text:p>2.98023223876953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Let’s see if we can improve it! YES! A lot better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GD Ridge</text:p>
          </table:table-cell>
          <table:table-cell table:style-name="ce9" office:value-type="float" office:value="0.00000685991913557677" calcext:value-type="float">
            <text:p>6.86E-0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0.0000307559967041016" calcext:value-type="float">
            <text:p>3.08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GD-m OLS</text:p>
          </table:table-cell>
          <table:table-cell table:style-name="ce10" office:value-type="float" office:value="0.00000731445912506738" calcext:value-type="float">
            <text:p>7.31445912506738E-06</text:p>
          </table:table-cell>
          <table:table-cell office:value-type="string" calcext:value-type="string">
            <text:p>-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0.0000331401824951172" calcext:value-type="float">
            <text:p>3.31401824951172E-0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GD-m Ridge</text:p>
          </table:table-cell>
          <table:table-cell table:style-name="ce10" office:value-type="float" office:value="0.00000623598082019247" calcext:value-type="float">
            <text:p>6.23598082019247E-06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0" office:value-type="float" office:value="0.0000288486480712891" calcext:value-type="float">
            <text:p>2.8848648071289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underestimatio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RMS-prop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SGD 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 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-m 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-m Ridge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ADAM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SGD 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 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-m 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GD-m Ridg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: everything that isn’t horrib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:really bad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9:27.028531387</meta:creation-date>
    <dc:date>2023-04-19T22:17:49.432504198</dc:date>
    <meta:editing-duration>PT11H38M23S</meta:editing-duration>
    <meta:editing-cycles>2</meta:editing-cycles>
    <meta:generator>LibreOffice/7.4.6.2$Linux_X86_64 LibreOffice_project/40$Build-2</meta:generator>
    <meta:document-statistic meta:table-count="1" meta:cell-count="135" meta:object-count="0"/>
  </office:meta>
</office:document-meta>
</file>